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Elena" svg:font-family="Elena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Verdana" svg:font-family="Verdana, sans-serif"/>
    <style:font-face style:name="consolas" svg:font-family="consolas, 'Courier new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ab96"/>
    </style:style>
    <style:style style:name="P2" style:family="paragraph" style:parent-style-name="Standard">
      <style:text-properties style:font-name="inherit" officeooo:rsid="00077985" officeooo:paragraph-rsid="00077985"/>
    </style:style>
    <style:style style:name="P3" style:family="paragraph" style:parent-style-name="Text_20_body">
      <style:text-properties style:font-name="inherit"/>
    </style:style>
    <style:style style:name="P4" style:family="paragraph" style:parent-style-name="Text_20_body">
      <style:text-properties style:font-name="inherit" officeooo:paragraph-rsid="000521e8"/>
    </style:style>
    <style:style style:name="P5" style:family="paragraph" style:parent-style-name="Text_20_body">
      <style:text-properties style:font-name="inherit" officeooo:rsid="000521e8" officeooo:paragraph-rsid="000521e8"/>
    </style:style>
    <style:style style:name="P6" style:family="paragraph" style:parent-style-name="Text_20_body">
      <style:text-properties style:font-name="inherit" fo:font-weight="bold" officeooo:rsid="000521e8" officeooo:paragraph-rsid="000521e8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0cd1f9" officeooo:paragraph-rsid="000cd1f9" style:font-weight-asian="bold" style:font-weight-complex="bold"/>
    </style:style>
    <style:style style:name="P8" style:family="paragraph" style:parent-style-name="Text_20_body">
      <style:text-properties style:font-name="inherit" fo:font-weight="bold" officeooo:paragraph-rsid="000d7dcc" style:font-weight-asian="bold" style:font-weight-complex="bold"/>
    </style:style>
    <style:style style:name="P9" style:family="paragraph" style:parent-style-name="Text_20_body">
      <style:text-properties style:font-name="inherit" fo:font-weight="bold" officeooo:paragraph-rsid="000e6e34" style:font-weight-asian="bold" style:font-weight-complex="bold"/>
    </style:style>
    <style:style style:name="P10" style:family="paragraph" style:parent-style-name="Text_20_body">
      <style:text-properties style:font-name="inherit" fo:font-weight="bold" officeooo:rsid="000e6e34" officeooo:paragraph-rsid="000e6e34" style:font-weight-asian="bold" style:font-weight-complex="bold"/>
    </style:style>
    <style:style style:name="P11" style:family="paragraph" style:parent-style-name="Text_20_body">
      <style:text-properties style:font-name="inherit" fo:font-weight="bold" officeooo:rsid="0010c39c" officeooo:paragraph-rsid="0010c39c" style:font-weight-asian="bold" style:font-weight-complex="bold"/>
    </style:style>
    <style:style style:name="P12" style:family="paragraph" style:parent-style-name="Text_20_body">
      <style:text-properties style:font-name="inherit" fo:font-weight="bold" officeooo:rsid="0010c39c" officeooo:paragraph-rsid="00127b2f" style:font-weight-asian="bold" style:font-weight-complex="bold"/>
    </style:style>
    <style:style style:name="P13" style:family="paragraph" style:parent-style-name="Text_20_body">
      <style:text-properties style:font-name="inherit" fo:font-weight="bold" officeooo:rsid="0016e3c2" officeooo:paragraph-rsid="0016e3c2" style:font-weight-asian="bold" style:font-weight-complex="bold"/>
    </style:style>
    <style:style style:name="P14" style:family="paragraph" style:parent-style-name="Text_20_body">
      <style:text-properties style:font-name="inherit" style:text-underline-style="solid" style:text-underline-width="auto" style:text-underline-color="font-color" fo:font-weight="bold" officeooo:rsid="000521e8" officeooo:paragraph-rsid="000521e8" style:font-weight-asian="bold" style:font-weight-complex="bold"/>
    </style:style>
    <style:style style:name="P15" style:family="paragraph" style:parent-style-name="Text_20_body">
      <style:text-properties style:font-name="inherit" officeooo:paragraph-rsid="0005ab96"/>
    </style:style>
    <style:style style:name="P16" style:family="paragraph" style:parent-style-name="Text_20_body">
      <style:text-properties style:font-name="inherit" officeooo:rsid="0005ab96" officeooo:paragraph-rsid="0005ab96"/>
    </style:style>
    <style:style style:name="P17" style:family="paragraph" style:parent-style-name="Text_20_body">
      <style:text-properties style:font-name="inherit" officeooo:rsid="00077985" officeooo:paragraph-rsid="00077985"/>
    </style:style>
    <style:style style:name="P18" style:family="paragraph" style:parent-style-name="Text_20_body">
      <style:text-properties style:font-name="inherit" officeooo:paragraph-rsid="000d7dcc"/>
    </style:style>
    <style:style style:name="P19" style:family="paragraph" style:parent-style-name="Text_20_body">
      <style:text-properties style:font-name="inherit" officeooo:paragraph-rsid="000f603f"/>
    </style:style>
    <style:style style:name="P20" style:family="paragraph" style:parent-style-name="Text_20_body">
      <style:text-properties style:font-name="inherit" officeooo:paragraph-rsid="000fcfb3"/>
    </style:style>
    <style:style style:name="P21" style:family="paragraph" style:parent-style-name="Text_20_body">
      <style:text-properties style:font-name="inherit" officeooo:paragraph-rsid="00146ba7"/>
    </style:style>
    <style:style style:name="P22" style:family="paragraph" style:parent-style-name="Text_20_body">
      <style:text-properties style:font-name="inherit" officeooo:rsid="00146ba7" officeooo:paragraph-rsid="00146ba7"/>
    </style:style>
    <style:style style:name="P23" style:family="paragraph" style:parent-style-name="Text_20_body">
      <style:text-properties style:font-name="inherit" officeooo:rsid="0016e3c2" officeooo:paragraph-rsid="0016e3c2"/>
    </style:style>
    <style:style style:name="P24" style:family="paragraph" style:parent-style-name="Text_20_body">
      <style:text-properties style:font-name="inherit" officeooo:rsid="0016e3c2" officeooo:paragraph-rsid="0016f867"/>
    </style:style>
    <style:style style:name="P25" style:family="paragraph" style:parent-style-name="Text_20_body">
      <style:text-properties officeooo:paragraph-rsid="000263ef"/>
    </style:style>
    <style:style style:name="P26" style:family="paragraph" style:parent-style-name="Text_20_body">
      <style:text-properties officeooo:paragraph-rsid="0002bf77"/>
    </style:style>
    <style:style style:name="P27" style:family="paragraph" style:parent-style-name="Text_20_body">
      <style:text-properties officeooo:paragraph-rsid="0003649a"/>
    </style:style>
    <style:style style:name="P28" style:family="paragraph" style:parent-style-name="Text_20_body">
      <style:text-properties officeooo:paragraph-rsid="000521e8"/>
    </style:style>
    <style:style style:name="P29" style:family="paragraph" style:parent-style-name="Text_20_body">
      <style:text-properties officeooo:paragraph-rsid="0005ab96"/>
    </style:style>
    <style:style style:name="P30" style:family="paragraph" style:parent-style-name="Text_20_body">
      <style:text-properties officeooo:paragraph-rsid="00077985"/>
    </style:style>
    <style:style style:name="P31" style:family="paragraph" style:parent-style-name="Text_20_body">
      <style:text-properties fo:font-weight="bold" officeooo:rsid="00087eee" officeooo:paragraph-rsid="00087eee" style:font-weight-asian="bold" style:font-weight-complex="bold"/>
    </style:style>
    <style:style style:name="P32" style:family="paragraph" style:parent-style-name="Text_20_body">
      <style:text-properties fo:font-weight="bold" officeooo:rsid="0009b07e" officeooo:paragraph-rsid="0009b07e" style:font-weight-asian="bold" style:font-weight-complex="bold"/>
    </style:style>
    <style:style style:name="P33" style:family="paragraph" style:parent-style-name="Text_20_body">
      <style:text-properties fo:font-weight="bold" officeooo:rsid="0009e96f" officeooo:paragraph-rsid="0009e96f" style:font-weight-asian="bold" style:font-weight-complex="bold"/>
    </style:style>
    <style:style style:name="P34" style:family="paragraph" style:parent-style-name="Text_20_body">
      <style:text-properties fo:font-weight="bold" officeooo:paragraph-rsid="00087eee"/>
    </style:style>
    <style:style style:name="P35" style:family="paragraph" style:parent-style-name="Text_20_body">
      <style:text-properties officeooo:paragraph-rsid="00087eee"/>
    </style:style>
    <style:style style:name="P36" style:family="paragraph" style:parent-style-name="Text_20_body">
      <style:text-properties officeooo:rsid="0009b07e" officeooo:paragraph-rsid="0009b07e"/>
    </style:style>
    <style:style style:name="P37" style:family="paragraph" style:parent-style-name="Text_20_body">
      <style:text-properties fo:font-weight="normal" officeooo:rsid="0009e96f" officeooo:paragraph-rsid="0009e96f" style:font-weight-asian="normal" style:font-weight-complex="normal"/>
    </style:style>
    <style:style style:name="P38" style:family="paragraph" style:parent-style-name="Text_20_body">
      <style:text-properties officeooo:paragraph-rsid="0009e96f"/>
    </style:style>
    <style:style style:name="P39" style:family="paragraph" style:parent-style-name="Text_20_body" style:list-style-name="L1"/>
    <style:style style:name="P40" style:family="paragraph" style:parent-style-name="Text_20_body">
      <style:text-properties officeooo:paragraph-rsid="000cd1f9"/>
    </style:style>
    <style:style style:name="P41" style:family="paragraph" style:parent-style-name="Text_20_body">
      <style:text-properties officeooo:paragraph-rsid="000e6e34"/>
    </style:style>
    <style:style style:name="P42" style:family="paragraph" style:parent-style-name="Text_20_body">
      <style:text-properties officeooo:paragraph-rsid="000f603f"/>
    </style:style>
    <style:style style:name="P43" style:family="paragraph" style:parent-style-name="Text_20_body">
      <style:text-properties officeooo:paragraph-rsid="000fcfb3"/>
    </style:style>
    <style:style style:name="P44" style:family="paragraph" style:parent-style-name="Text_20_body">
      <style:text-properties officeooo:paragraph-rsid="00103e98"/>
    </style:style>
    <style:style style:name="P45" style:family="paragraph" style:parent-style-name="Text_20_body">
      <style:text-properties officeooo:paragraph-rsid="0014ec7a"/>
    </style:style>
    <style:style style:name="P46" style:family="paragraph" style:parent-style-name="Text_20_body">
      <style:text-properties officeooo:paragraph-rsid="0016e3c2"/>
    </style:style>
    <style:style style:name="P47" style:family="paragraph" style:parent-style-name="Text_20_body">
      <style:text-properties officeooo:paragraph-rsid="0019ae17"/>
    </style:style>
    <style:style style:name="P48" style:family="paragraph" style:parent-style-name="Preformatted_20_Text">
      <style:text-properties style:font-name="inherit"/>
    </style:style>
    <style:style style:name="T1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7d2727" style:font-name="inherit" fo:font-size="9.75pt" fo:letter-spacing="normal" fo:font-style="normal" fo:font-weight="normal" officeooo:rsid="0019ae17" fo:background-color="#eff0f1" loext:char-shading-value="0" style:font-weight-asian="bold" style:font-weight-complex="bold" loext:padding="0cm" loext:border="none"/>
    </style:style>
    <style:style style:name="T3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inherit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inherit" fo:letter-spacing="normal" fo:font-weight="bold" officeooo:rsid="00087eee" style:font-weight-asian="bold" style:font-weight-complex="bold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242729" fo:letter-spacing="normal"/>
    </style:style>
    <style:style style:name="T10" style:family="text">
      <style:text-properties style:font-name="inherit"/>
    </style:style>
    <style:style style:name="T11" style:family="text">
      <style:text-properties style:font-name="inherit" officeooo:rsid="0000e710"/>
    </style:style>
    <style:style style:name="T12" style:family="text">
      <style:text-properties style:font-name="inherit" fo:font-weight="bold" style:font-weight-asian="bold" style:font-weight-complex="bold"/>
    </style:style>
    <style:style style:name="T13" style:family="text">
      <style:text-properties style:font-name="inherit" fo:font-weight="bold" officeooo:rsid="0000e710" style:font-weight-asian="bold" style:font-weight-complex="bold"/>
    </style:style>
    <style:style style:name="T14" style:family="text">
      <style:text-properties style:font-name="inherit" fo:font-weight="bold" officeooo:rsid="000263ef" style:font-weight-asian="bold" style:font-weight-complex="bold"/>
    </style:style>
    <style:style style:name="T15" style:family="text">
      <style:text-properties style:font-name="inherit" fo:font-weight="bold" officeooo:rsid="0002bf77" style:font-weight-asian="bold" style:font-weight-complex="bold"/>
    </style:style>
    <style:style style:name="T16" style:family="text">
      <style:text-properties style:font-name="inherit" fo:font-weight="bold" officeooo:rsid="0003649a" style:font-weight-asian="bold" style:font-weight-complex="bold"/>
    </style:style>
    <style:style style:name="T17" style:family="text">
      <style:text-properties style:font-name="inherit" fo:font-weight="bold" officeooo:rsid="00087eee" style:font-weight-asian="bold" style:font-weight-complex="bold"/>
    </style:style>
    <style:style style:name="T18" style:family="text">
      <style:text-properties style:font-name="inherit" fo:font-weight="bold" officeooo:rsid="0009e96f" style:font-weight-asian="bold" style:font-weight-complex="bold"/>
    </style:style>
    <style:style style:name="T19" style:family="text">
      <style:text-properties style:font-name="inherit" fo:font-weight="bold" officeooo:rsid="000e6e34" style:font-weight-asian="bold" style:font-weight-complex="bold"/>
    </style:style>
    <style:style style:name="T20" style:family="text">
      <style:text-properties style:font-name="inherit" fo:font-weight="bold" officeooo:rsid="000f603f" style:font-weight-asian="bold" style:font-weight-complex="bold"/>
    </style:style>
    <style:style style:name="T21" style:family="text">
      <style:text-properties style:font-name="inherit" fo:font-weight="bold" officeooo:rsid="000fcfb3" style:font-weight-asian="bold" style:font-weight-complex="bold"/>
    </style:style>
    <style:style style:name="T22" style:family="text">
      <style:text-properties style:font-name="inherit" fo:font-weight="bold" officeooo:rsid="0016e3c2" style:font-weight-asian="bold" style:font-weight-complex="bold"/>
    </style:style>
    <style:style style:name="T23" style:family="text">
      <style:text-properties style:font-name="inherit" fo:font-weight="bold" officeooo:rsid="0019ae17" style:font-weight-asian="bold" style:font-weight-complex="bold"/>
    </style:style>
    <style:style style:name="T24" style:family="text">
      <style:text-properties style:font-name="inherit" fo:font-weight="bold" officeooo:rsid="0000e710" style:font-weight-asian="normal" style:font-weight-complex="normal"/>
    </style:style>
    <style:style style:name="T25" style:family="text">
      <style:text-properties style:font-name="inherit" fo:font-weight="normal" style:font-weight-asian="normal" style:font-weight-complex="normal"/>
    </style:style>
    <style:style style:name="T26" style:family="text">
      <style:text-properties style:font-name="inherit" fo:font-weight="normal" officeooo:rsid="0000e710" style:font-weight-asian="normal" style:font-weight-complex="normal"/>
    </style:style>
    <style:style style:name="T27" style:family="text">
      <style:text-properties style:font-name="inherit" fo:font-weight="normal" officeooo:rsid="000263ef" style:font-weight-asian="normal" style:font-weight-complex="normal"/>
    </style:style>
    <style:style style:name="T28" style:family="text">
      <style:text-properties style:font-name="inherit" fo:font-weight="normal" officeooo:rsid="0002bf77" style:font-weight-asian="normal" style:font-weight-complex="normal"/>
    </style:style>
    <style:style style:name="T29" style:family="text">
      <style:text-properties style:font-name="inherit" fo:font-weight="normal" officeooo:rsid="0003649a" style:font-weight-asian="normal" style:font-weight-complex="normal"/>
    </style:style>
    <style:style style:name="T30" style:family="text">
      <style:text-properties style:font-name="inherit" style:text-underline-style="solid" style:text-underline-width="auto" style:text-underline-color="font-color" fo:font-weight="bold" officeooo:rsid="000521e8" style:font-weight-asian="bold" style:font-weight-complex="bold"/>
    </style:style>
    <style:style style:name="T31" style:family="text">
      <style:text-properties style:font-name="inherit" style:text-underline-style="solid" style:text-underline-width="auto" style:text-underline-color="font-color" fo:font-weight="bold" officeooo:rsid="0005ab96" style:font-weight-asian="bold" style:font-weight-complex="bold"/>
    </style:style>
    <style:style style:name="T32" style:family="text">
      <style:text-properties style:font-name="inherit" style:text-underline-style="solid" style:text-underline-width="auto" style:text-underline-color="font-color" fo:font-weight="bold" officeooo:rsid="000f603f" style:font-weight-asian="bold" style:font-weight-complex="bold"/>
    </style:style>
    <style:style style:name="T33" style:family="text">
      <style:text-properties style:font-name="inherit" officeooo:rsid="000521e8"/>
    </style:style>
    <style:style style:name="T34" style:family="text">
      <style:text-properties style:font-name="inherit" officeooo:rsid="0005ab96"/>
    </style:style>
    <style:style style:name="T35" style:family="text">
      <style:text-properties style:font-name="inherit" officeooo:rsid="00077985"/>
    </style:style>
    <style:style style:name="T36" style:family="text">
      <style:text-properties style:font-name="inherit" officeooo:rsid="00087eee"/>
    </style:style>
    <style:style style:name="T37" style:family="text">
      <style:text-properties style:font-name="inherit" officeooo:rsid="00087eee" style:font-weight-asian="bold" style:font-weight-complex="bold"/>
    </style:style>
    <style:style style:name="T38" style:family="text">
      <style:text-properties style:font-name="inherit" officeooo:rsid="000cd1f9"/>
    </style:style>
    <style:style style:name="T39" style:family="text">
      <style:text-properties style:font-name="inherit" style:text-underline-style="none"/>
    </style:style>
    <style:style style:name="T40" style:family="text">
      <style:text-properties style:font-name="inherit" style:text-underline-style="none" fo:font-weight="normal" style:font-weight-asian="normal" style:font-weight-complex="normal"/>
    </style:style>
    <style:style style:name="T41" style:family="text">
      <style:text-properties style:font-name="inherit" style:text-underline-style="none" fo:font-weight="normal" officeooo:rsid="00127b2f" style:font-weight-asian="normal" style:font-weight-complex="normal"/>
    </style:style>
    <style:style style:name="T42" style:family="text">
      <style:text-properties style:font-name="inherit" style:text-underline-style="none" officeooo:rsid="00127b2f"/>
    </style:style>
    <style:style style:name="T43" style:family="text">
      <style:text-properties style:font-name="inherit" style:text-underline-style="none" officeooo:rsid="00127b2f" style:font-weight-asian="normal" style:font-weight-complex="normal"/>
    </style:style>
    <style:style style:name="T44" style:family="text">
      <style:text-properties style:font-name="inherit" officeooo:rsid="0014ec7a"/>
    </style:style>
    <style:style style:name="T45" style:family="text">
      <style:text-properties style:font-name="inherit" officeooo:rsid="0016e3c2"/>
    </style:style>
    <style:style style:name="T46" style:family="text">
      <style:text-properties style:font-name="inherit" officeooo:rsid="00180912"/>
    </style:style>
    <style:style style:name="T47" style:family="text">
      <style:text-properties style:font-name="inherit" officeooo:rsid="0019ae1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cd1f9" style:font-weight-asian="bold" style:font-weight-complex="bold"/>
    </style:style>
    <style:style style:name="T50" style:family="text">
      <style:text-properties fo:font-weight="bold" officeooo:rsid="0016e3c2" style:font-weight-asian="bold" style:font-weight-complex="bold"/>
    </style:style>
    <style:style style:name="T51" style:family="text">
      <style:text-properties officeooo:rsid="000521e8"/>
    </style:style>
    <style:style style:name="T52" style:family="text">
      <style:text-properties officeooo:rsid="0005ab96"/>
    </style:style>
    <style:style style:name="T53" style:family="text">
      <style:text-properties style:text-underline-style="none" officeooo:rsid="00127b2f"/>
    </style:style>
    <style:style style:name="T54" style:family="text">
      <style:text-properties officeooo:rsid="000cd1f9"/>
    </style:style>
    <style:style style:name="T55" style:family="text">
      <style:text-properties officeooo:rsid="000f603f"/>
    </style:style>
    <style:style style:name="T56" style:family="text">
      <style:text-properties officeooo:rsid="0016f8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Floating Left/Right/None options &amp; their stacking order?</text:p>
      <text:p text:style-name="P25"><text:span text:style-name="Source_20_Text"><text:span text:style-name="T14">Float:</text:span></text:span></text:p>
      <text:p text:style-name="P25"><text:span text:style-name="Source_20_Text"><text:span text:style-name="T26">The float property </text:span></text:span><text:span text:style-name="Source_20_Text"><text:span text:style-name="T27">defines</text:span></text:span><text:span text:style-name="Source_20_Text"><text:span text:style-name="T26"> whether a box should float to the left, right, or not at all. </text:span></text:span></text:p>
      <text:p text:style-name="P25"><text:span text:style-name="Source_20_Text"><text:span text:style-name="T13">Values:</text:span></text:span><text:span text:style-name="Source_20_Text"><text:span text:style-name="T26"> left </text:span></text:span><text:span text:style-name="Source_20_Text"><text:span text:style-name="T27">|</text:span></text:span><text:span text:style-name="Source_20_Text"><text:span text:style-name="T26"> <text:s/>right </text:span></text:span><text:span text:style-name="Source_20_Text"><text:span text:style-name="T27">|</text:span></text:span><text:span text:style-name="Source_20_Text"><text:span text:style-name="T26"> none </text:span></text:span><text:span text:style-name="Source_20_Text"><text:span text:style-name="T27">|</text:span></text:span><text:span text:style-name="Source_20_Text"><text:span text:style-name="T26">inherit.</text:span></text:span></text:p>
      <text:p text:style-name="P25"><text:span text:style-name="Source_20_Text"><text:span text:style-name="T13">Applies to: </text:span></text:span><text:span text:style-name="Source_20_Text"><text:span text:style-name="T27">All elements</text:span></text:span><text:span text:style-name="Source_20_Text"><text:span text:style-name="T13"> </text:span></text:span><text:span text:style-name="Source_20_Text"><text:span text:style-name="T26">.</text:span></text:span></text:p>
      <text:p text:style-name="P25"><text:span text:style-name="Source_20_Text"><text:span text:style-name="T13">Initial value: </text:span></text:span><text:span text:style-name="Source_20_Text"><text:span text:style-name="T27">none.</text:span></text:span></text:p>
      <text:p text:style-name="P25"><text:span text:style-name="Source_20_Text"><text:span text:style-name="T14">Inherited:</text:span></text:span><text:span text:style-name="Source_20_Text"><text:span text:style-name="T27">No.</text:span></text:span></text:p>
      <text:p text:style-name="P25"><text:span text:style-name="Source_20_Text"><text:span text:style-name="T14">left:</text:span></text:span></text:p>
      <text:p text:style-name="P25"><text:span text:style-name="Source_20_Text"><text:span text:style-name="T27">The element generates a block box that is floated to the left. Content flows on the right side of the box, starting at the top.</text:span></text:span></text:p>
      <text:p text:style-name="P25"><text:span text:style-name="Source_20_Text"><text:span text:style-name="T14">Right:</text:span></text:span></text:p>
      <text:p text:style-name="P25"><text:span text:style-name="Source_20_Text"><text:span text:style-name="T27">Similar to 'left', except the box is floated to the right, and content flows on the left side of the box, starting at the top.</text:span></text:span></text:p>
      <text:p text:style-name="P25"><text:span text:style-name="Source_20_Text"><text:span text:style-name="T14">none:</text:span></text:span></text:p>
      <text:p text:style-name="P25"><text:span text:style-name="Source_20_Text"><text:span text:style-name="T27">The box is not floated.</text:span></text:span></text:p>
      <text:p text:style-name="P25"><text:span text:style-name="Source_20_Text"><text:span text:style-name="T14">inherit:</text:span></text:span></text:p>
      <text:p text:style-name="P25"><text:span text:style-name="Source_20_Text"><text:span text:style-name="T27">Takes the same specified value as the property for the element's parent.</text:span></text:span></text:p>
      <text:p text:style-name="P26"><text:span text:style-name="Source_20_Text"><text:span text:style-name="T28"/></text:span></text:p>
      <text:p text:style-name="P28"><text:span text:style-name="Source_20_Text"><text:span text:style-name="T30">float:left</text:span></text:span></text:p>
      <text:p text:style-name="P26"><text:span text:style-name="Source_20_Text"><text:span text:style-name="T15">Example:</text:span></text:span></text:p>
      <text:p text:style-name="P28"><text:span text:style-name="Source_20_Text"><text:span text:style-name="T51">&lt;style&gt;</text:span></text:span></text:p>
      <text:p text:style-name="Text_20_body"><text:span text:style-name="Source_20_Text"><text:tab/></text:span><text:span text:style-name="Source_20_Text"><text:span text:style-name="T10">p{</text:span></text:span></text:p>
      <text:p text:style-name="P3"><text:s text:c="2"/><text:tab/>width: 100px;</text:p>
      <text:p text:style-name="P3"><text:s text:c="2"/><text:tab/>height: 100px;</text:p>
      <text:p text:style-name="P3"><text:s text:c="2"/><text:tab/>float: left;</text:p>
      <text:p text:style-name="P3"><text:tab/>}</text:p>
      <text:p text:style-name="P3"><text:tab/>p#red{</text:p>
      <text:p text:style-name="P3"><text:s/><text:tab/><text:tab/> background-color: red;</text:p>
      <text:p text:style-name="P3"><text:tab/>}</text:p>
      <text:p text:style-name="P3"><text:tab/>p#blue{</text:p>
      <text:p text:style-name="P3"><text:soft-page-break/><text:s/><text:tab/> background-color: blue;</text:p>
      <text:p text:style-name="P3"><text:tab/>}</text:p>
      <text:p text:style-name="P4"><text:tab/>p#<text:span text:style-name="T51">green</text:span>{</text:p>
      <text:p text:style-name="P4"><text:s text:c="2"/><text:tab/><text:tab/>background-color: <text:span text:style-name="T51">green</text:span>;</text:p>
      <text:p text:style-name="P4"><text:tab/>}</text:p>
      <text:p text:style-name="P5">&lt;/style&gt;</text:p>
      <text:p text:style-name="Text_20_body"><text:span text:style-name="Source_20_Text"><text:span text:style-name="T10">&lt;body&gt;</text:span></text:span></text:p>
      <text:p text:style-name="P3"><text:s text:c="2"/>&lt;p id="red"&gt;This is a paragraph&lt;/p&gt;</text:p>
      <text:p text:style-name="P3"><text:s text:c="2"/>&lt;p id="blue"&gt;This is a paragraph&lt;/p&gt;</text:p>
      <text:p text:style-name="P4"><text:s text:c="2"/>&lt;p id="<text:span text:style-name="T51">green</text:span>"&gt;This is a paragraph&lt;/p&gt;</text:p>
      <text:p text:style-name="P3">&lt;/body&gt;</text:p>
      <text:p text:style-name="P28"><text:span text:style-name="Source_20_Text"><text:span text:style-name="T30">float:right</text:span></text:span></text:p>
      <text:p text:style-name="P28"><text:span text:style-name="Source_20_Text"><text:span text:style-name="T15">Example:</text:span></text:span></text:p>
      <text:p text:style-name="P28"><text:span text:style-name="Source_20_Text"><text:span text:style-name="T51">&lt;style&gt;</text:span></text:span></text:p>
      <text:p text:style-name="P28"><text:span text:style-name="Source_20_Text"><text:tab/></text:span><text:span text:style-name="Source_20_Text"><text:span text:style-name="T10">p{</text:span></text:span></text:p>
      <text:p text:style-name="P4"><text:s text:c="2"/><text:tab/>width: 100px;</text:p>
      <text:p text:style-name="P4"><text:s/><text:tab/> height: 100px;</text:p>
      <text:p text:style-name="P4"><text:s text:c="2"/><text:tab/>float: <text:span text:style-name="T51">righ</text:span>t;</text:p>
      <text:p text:style-name="P4"><text:tab/>}</text:p>
      <text:p text:style-name="P4"><text:tab/>p#red{</text:p>
      <text:p text:style-name="P4"><text:s text:c="2"/><text:tab/>background-color: red;</text:p>
      <text:p text:style-name="P4"><text:tab/>}</text:p>
      <text:p text:style-name="P4"><text:tab/>p#blue{</text:p>
      <text:p text:style-name="P4"><text:s text:c="2"/><text:tab/><text:tab/>background-color: blue;</text:p>
      <text:p text:style-name="P4"><text:tab/>}</text:p>
      <text:p text:style-name="P4"><text:tab/>p#<text:span text:style-name="T51">green</text:span>{</text:p>
      <text:p text:style-name="P4"><text:s text:c="2"/><text:tab/><text:tab/>background-color: <text:span text:style-name="T51">green</text:span>;</text:p>
      <text:p text:style-name="P4"><text:tab/>}</text:p>
      <text:p text:style-name="P5">&lt;/style&gt;</text:p>
      <text:p text:style-name="P28"><text:span text:style-name="Source_20_Text"><text:span text:style-name="T10">&lt;body&gt;</text:span></text:span></text:p>
      <text:p text:style-name="P4"><text:s text:c="2"/><text:tab/>&lt;p id="red"&gt;This is a paragraph&lt;/p&gt;</text:p>
      <text:p text:style-name="P4"><text:soft-page-break/><text:s text:c="2"/><text:tab/>&lt;p id="blue"&gt;This is a paragraph&lt;/p&gt;</text:p>
      <text:p text:style-name="P4"><text:s text:c="2"/><text:tab/>&lt;p id="<text:span text:style-name="T51">green</text:span>"&gt;This is a paragraph&lt;/p&gt;</text:p>
      <text:p text:style-name="P4">&lt;/body&gt;</text:p>
      <text:p text:style-name="P28"><text:span text:style-name="Source_20_Text"><text:span text:style-name="T30">float:none</text:span></text:span></text:p>
      <text:p text:style-name="P28"><text:span text:style-name="Source_20_Text"><text:span text:style-name="T15">Example:</text:span></text:span></text:p>
      <text:p text:style-name="P28"><text:span text:style-name="Source_20_Text"><text:span text:style-name="T51">&lt;style&gt;</text:span></text:span></text:p>
      <text:p text:style-name="P28"><text:span text:style-name="Source_20_Text"><text:tab/></text:span><text:span text:style-name="Source_20_Text"><text:span text:style-name="T10">p{</text:span></text:span></text:p>
      <text:p text:style-name="P4"><text:s/><text:tab/> width: 100px;</text:p>
      <text:p text:style-name="P4"><text:s text:c="2"/><text:tab/>height: 100px;</text:p>
      <text:p text:style-name="P4"><text:s text:c="2"/><text:tab/>float: <text:span text:style-name="T51">none</text:span>;</text:p>
      <text:p text:style-name="P4"><text:tab/>}</text:p>
      <text:p text:style-name="P4"><text:tab/>p#red{</text:p>
      <text:p text:style-name="P4"><text:s/><text:tab/><text:tab/> background-color: red;</text:p>
      <text:p text:style-name="P4"><text:tab/>}</text:p>
      <text:p text:style-name="P4"><text:tab/>p#blue{</text:p>
      <text:p text:style-name="P4"><text:s text:c="2"/><text:tab/><text:tab/>background-color: blue;</text:p>
      <text:p text:style-name="P4"><text:tab/>}</text:p>
      <text:p text:style-name="P4"><text:tab/>p#<text:span text:style-name="T51">green</text:span>{</text:p>
      <text:p text:style-name="P4"><text:s/><text:tab/><text:tab/> background-color: <text:span text:style-name="T51">green</text:span>;</text:p>
      <text:p text:style-name="P4"><text:tab/>}</text:p>
      <text:p text:style-name="P16">&lt;/style&gt;</text:p>
      <text:p text:style-name="P1"><text:span text:style-name="Source_20_Text"><text:span text:style-name="T10"><text:tab/>&lt;body&gt;</text:span></text:span></text:p>
      <text:p text:style-name="P15"><text:s text:c="2"/><text:tab/><text:tab/>&lt;p id="red"&gt;This is a paragraph&lt;/p&gt;</text:p>
      <text:p text:style-name="P15"><text:s text:c="2"/><text:tab/><text:tab/><text:span text:style-name="T52">&lt;</text:span>p id="blue"&gt;This is a paragraph&lt;/p&gt;</text:p>
      <text:p text:style-name="P15"><text:s text:c="2"/><text:tab/><text:tab/>&lt;p id="<text:span text:style-name="T51">green</text:span>"&gt;This is a paragraph&lt;/p&gt;</text:p>
      <text:p text:style-name="P15"><text:tab/>&lt;/body&gt;</text:p>
      <text:p text:style-name="P14">float:inherit</text:p>
      <text:p text:style-name="P6">Example:</text:p>
      <text:p text:style-name="P28"><text:span text:style-name="T33">&lt;style&gt;</text:span></text:p>
      <text:p text:style-name="P5"><text:tab/>span {</text:p>
      <text:p text:style-name="P5"><text:s text:c="4"/><text:tab/><text:tab/>color: blue;</text:p>
      <text:p text:style-name="P5"><text:soft-page-break/><text:s text:c="4"/><text:tab/><text:tab/>border: 1px solid black;</text:p>
      <text:p text:style-name="P5"><text:tab/>}</text:p>
      <text:p text:style-name="P5"><text:tab/>.extra span {</text:p>
      <text:p text:style-name="P5"><text:s text:c="4"/><text:tab/><text:tab/>color: inherit;</text:p>
      <text:p text:style-name="P5"><text:tab/>}</text:p>
      <text:p text:style-name="P5">&lt;/style&gt;</text:p>
      <text:p text:style-name="P5">&lt;body&gt;</text:p>
      <text:p text:style-name="P5"><text:tab/>&lt;div&gt;</text:p>
      <text:p text:style-name="P5"><text:tab/><text:tab/>Here is &lt;span&gt;a span element&lt;/span&gt; which is blue, as span <text:tab/><text:tab/><text:tab/>elements are set to be.</text:p>
      <text:p text:style-name="P5"><text:tab/>&lt;/div&gt;</text:p>
      <text:p text:style-name="P5">&lt;/body&gt;</text:p>
      <text:p text:style-name="P4"><text:span text:style-name="Source_20_Text"><text:span text:style-name="T30"/></text:span></text:p>
      <text:p text:style-name="P4"><text:span text:style-name="Source_20_Text"><text:span text:style-name="T30"/></text:span></text:p>
      <text:p text:style-name="P27"><text:span text:style-name="Source_20_Text"><text:span text:style-name="T16"/></text:span></text:p>
      <text:p text:style-name="P27"><text:span text:style-name="Source_20_Text"><text:span text:style-name="T16">Float stacking order:</text:span></text:span></text:p>
      <text:p text:style-name="P26"><text:span text:style-name="Source_20_Text"><text:span text:style-name="T26">The </text:span></text:span><text:span text:style-name="Source_20_Text"><text:span text:style-name="T24">z-index</text:span></text:span><text:span text:style-name="Source_20_Text"><text:span text:style-name="T26"> property specifies the </text:span></text:span><text:span text:style-name="Source_20_Text"><text:span text:style-name="T24">stack order</text:span></text:span><text:span text:style-name="Source_20_Text"><text:span text:style-name="T26"> of an element.</text:span></text:span></text:p>
      <text:p text:style-name="P27"><text:span text:style-name="Source_20_Text"><text:span text:style-name="T13">Note:</text:span></text:span><text:span text:style-name="Source_20_Text"><text:span text:style-name="T26"> </text:span></text:span><text:span text:style-name="Source_20_Text"><text:span text:style-name="T24">z-index</text:span></text:span><text:span text:style-name="Source_20_Text"><text:span text:style-name="T26"> only works on positioned elements </text:span></text:span><text:span text:style-name="Source_20_Text"><text:span text:style-name="T29">like:</text:span></text:span></text:p>
      <text:p text:style-name="P27"><text:span text:style-name="Source_20_Text"><text:span text:style-name="T29">1.</text:span></text:span><text:span text:style-name="Source_20_Text"><text:span text:style-name="T26">position:absolute</text:span></text:span></text:p>
      <text:p text:style-name="P27"><text:span text:style-name="Source_20_Text"><text:span text:style-name="T29">2.</text:span></text:span><text:span text:style-name="Source_20_Text"><text:span text:style-name="T26"> position:relative</text:span></text:span></text:p>
      <text:p text:style-name="P27"><text:span text:style-name="Source_20_Text"><text:span text:style-name="T29">3.</text:span></text:span><text:span text:style-name="Source_20_Text"><text:span text:style-name="T26">position:fixed</text:span></text:span></text:p>
      <text:p text:style-name="P27"><text:span text:style-name="Source_20_Text"><text:span text:style-name="T16">Example:</text:span></text:span></text:p>
      <text:p text:style-name="P29"><text:span text:style-name="Source_20_Text"><text:span text:style-name="T31">Demo:</text:span></text:span></text:p>
      <text:p text:style-name="P30"><text:span text:style-name="Source_20_Text"><text:span text:style-name="T35">&lt;style&gt;</text:span></text:span></text:p>
      <text:p text:style-name="P30"><text:span text:style-name="Source_20_Text"><text:span text:style-name="T35"><text:tab/>div.relative {</text:span></text:span></text:p>
      <text:p text:style-name="P30"><text:span text:style-name="Source_20_Text"><text:span text:style-name="T35"><text:s text:c="4"/><text:tab/>position: relative;</text:span></text:span></text:p>
      <text:p text:style-name="P30"><text:span text:style-name="Source_20_Text"><text:span text:style-name="T35"><text:s text:c="4"/><text:tab/>width: 400px;</text:span></text:span></text:p>
      <text:p text:style-name="P30"><text:span text:style-name="Source_20_Text"><text:span text:style-name="T35"><text:s text:c="4"/><text:tab/>height: 200px;</text:span></text:span></text:p>
      <text:p text:style-name="P30"><text:span text:style-name="Source_20_Text"><text:span text:style-name="T35"><text:s text:c="4"/><text:tab/>border: 3px solid #73AD21;</text:span></text:span></text:p>
      <text:p text:style-name="P30"><text:span text:style-name="Source_20_Text"><text:span text:style-name="T35"><text:tab/>} </text:span></text:span></text:p>
      <text:p text:style-name="P30"><text:span text:style-name="Source_20_Text"><text:span text:style-name="T35"/></text:span></text:p>
      <text:p text:style-name="P30"><text:soft-page-break/><text:span text:style-name="Source_20_Text"><text:span text:style-name="T35"><text:tab/>div.absolute {</text:span></text:span></text:p>
      <text:p text:style-name="P30"><text:span text:style-name="Source_20_Text"><text:span text:style-name="T35"><text:s text:c="4"/><text:tab/>position: absolute;</text:span></text:span></text:p>
      <text:p text:style-name="P30"><text:span text:style-name="Source_20_Text"><text:span text:style-name="T35"><text:s text:c="4"/><text:tab/>top: 80px;</text:span></text:span></text:p>
      <text:p text:style-name="P30"><text:span text:style-name="Source_20_Text"><text:span text:style-name="T35"><text:s text:c="4"/><text:tab/>right: 0;</text:span></text:span></text:p>
      <text:p text:style-name="P30"><text:span text:style-name="Source_20_Text"><text:span text:style-name="T35"><text:s text:c="4"/><text:tab/>width: 200px;</text:span></text:span></text:p>
      <text:p text:style-name="P30"><text:span text:style-name="Source_20_Text"><text:span text:style-name="T35"><text:s text:c="4"/><text:tab/>height: 100px;</text:span></text:span></text:p>
      <text:p text:style-name="P30"><text:span text:style-name="Source_20_Text"><text:span text:style-name="T35"><text:s text:c="4"/><text:tab/>border: 3px solid #73AD21;</text:span></text:span></text:p>
      <text:p text:style-name="P30"><text:span text:style-name="Source_20_Text"><text:span text:style-name="T35"><text:tab/>}</text:span></text:span></text:p>
      <text:p text:style-name="P30"><text:span text:style-name="Source_20_Text"><text:span text:style-name="T35"><text:tab/>div.fixed {</text:span></text:span></text:p>
      <text:p text:style-name="P30"><text:span text:style-name="Source_20_Text"><text:span text:style-name="T35"><text:s text:c="4"/><text:tab/><text:tab/>position: fixed;</text:span></text:span></text:p>
      <text:p text:style-name="P30"><text:span text:style-name="Source_20_Text"><text:span text:style-name="T35"><text:s text:c="3"/><text:tab/><text:tab/> bottom: 0;</text:span></text:span></text:p>
      <text:p text:style-name="P30"><text:span text:style-name="Source_20_Text"><text:span text:style-name="T35"><text:s text:c="3"/><text:tab/><text:tab/> right: 0;</text:span></text:span></text:p>
      <text:p text:style-name="P30"><text:span text:style-name="Source_20_Text"><text:span text:style-name="T35"><text:s text:c="4"/><text:tab/><text:tab/>width: 300px;</text:span></text:span></text:p>
      <text:p text:style-name="P30"><text:span text:style-name="Source_20_Text"><text:span text:style-name="T35"><text:s text:c="4"/><text:tab/><text:tab/>border: 3px solid #73AD21;</text:span></text:span></text:p>
      <text:p text:style-name="P30"><text:span text:style-name="Source_20_Text"><text:span text:style-name="T35"><text:tab/>}</text:span></text:span></text:p>
      <text:p text:style-name="P30"><text:span text:style-name="Source_20_Text"><text:span text:style-name="T35">&lt;/style&gt;</text:span></text:span></text:p>
      <text:p text:style-name="P30"><text:span text:style-name="Source_20_Text"><text:span text:style-name="T35"/></text:span></text:p>
      <text:p text:style-name="P30"><text:span text:style-name="Source_20_Text"><text:span text:style-name="T35"/></text:span></text:p>
      <text:p text:style-name="P30"><text:span text:style-name="Source_20_Text"><text:span text:style-name="T35">&lt;body&gt;</text:span></text:span></text:p>
      <text:p text:style-name="P30"><text:span text:style-name="Source_20_Text"><text:span text:style-name="T34"><text:tab/><text:tab/>&lt;h1 style="background-color: <text:tab/><text:tab/><text:tab/><text:tab/><text:tab/><text:tab/><text:tab/><text:tab/>black;color:white;"&gt;position:absolute,relative,fixed&lt;/h1&gt;</text:span></text:span></text:p>
      <text:p text:style-name="P30"><text:span text:style-name="Source_20_Text"><text:span text:style-name="T34"><text:tab/><text:tab/>&lt;hr&gt;</text:span></text:span></text:p>
      <text:p text:style-name="P29"><text:span text:style-name="Source_20_Text"><text:span text:style-name="T34"><text:tab/><text:tab/>&lt;div class="relative"&gt;This div element has position: relative;</text:span></text:span></text:p>
      <text:p text:style-name="P29"><text:span text:style-name="Source_20_Text"><text:span text:style-name="T34"><text:s text:c="2"/><text:tab/><text:tab/><text:tab/>&lt;div class="absolute"&gt;This div element has position: <text:tab/><text:tab/><text:tab/><text:tab/><text:tab/>absolute;</text:span></text:span></text:p>
      <text:p text:style-name="P29"><text:span text:style-name="Source_20_Text"><text:span text:style-name="T34"><text:s text:c="2"/><text:tab/><text:tab/><text:tab/><text:tab/>&lt;div class="fixed"&gt;This div element has position:fixed;</text:span></text:span></text:p>
      <text:p text:style-name="P29"><text:span text:style-name="Source_20_Text"><text:span text:style-name="T34"><text:tab/><text:tab/><text:tab/><text:tab/>&lt;/div&gt; <text:s/></text:span></text:span></text:p>
      <text:p text:style-name="P29"><text:span text:style-name="Source_20_Text"><text:span text:style-name="T34"><text:s/><text:tab/><text:tab/><text:tab/> &lt;/div&gt;</text:span></text:span></text:p>
      <text:p text:style-name="P29"><text:span text:style-name="Source_20_Text"><text:span text:style-name="T34"><text:tab/><text:tab/>&lt;/div&gt;</text:span></text:span></text:p>
      <text:p text:style-name="P17">&lt;/body&gt;</text:p>
      <text:p text:style-name="P17">.</text:p>
      <text:p text:style-name="P2"><text:soft-page-break/>2. Float clearing methods?</text:p>
      <text:p text:style-name="Text_20_body"><text:span text:style-name="T10"/></text:p>
      <text:p text:style-name="Text_20_body"><text:span text:style-name="T10">The CSS </text:span><text:span text:style-name="Source_20_Text"><text:span text:style-name="T10">float </text:span></text:span><text:span text:style-name="T10">property </text:span><text:span text:style-name="T36">defines</text:span><text:span text:style-name="T10"> how an element should float.</text:span></text:p>
      <text:p text:style-name="Text_20_body"><text:span text:style-name="T10">The CSS </text:span><text:span text:style-name="Source_20_Text"><text:span text:style-name="T10">clear </text:span></text:span><text:span text:style-name="T10">property </text:span><text:span text:style-name="T36">defines</text:span><text:span text:style-name="T10"> what elements can float beside the cleared element and on which side.</text:span></text:p>
      <text:p text:style-name="P31"><text:span text:style-name="T10">Values of clear property:</text:span></text:p>
      <text:p text:style-name="P34"><text:span text:style-name="T37">1.none: </text:span><text:span text:style-name="T5">Allows floating elements on both sides. This is default</text:span></text:p>
      <text:p text:style-name="P35"><text:span text:style-name="T17">2.left </text:span><text:span text:style-name="T6">:</text:span><text:span text:style-name="T4">No floating elements allowed on the left side</text:span></text:p>
      <text:p text:style-name="P34"><text:span text:style-name="T37">3.right: </text:span><text:span text:style-name="T5">No floating elements allowed on the right side</text:span></text:p>
      <text:p text:style-name="P34"><text:span text:style-name="T37">4.both: </text:span><text:span text:style-name="T5">No floating elements allowed on either the left or the right side</text:span></text:p>
      <text:p text:style-name="P34"><text:span text:style-name="T37">5.inherit: </text:span><text:span text:style-name="T5">The element inherits the clear value of its parent</text:span></text:p>
      <text:p text:style-name="Text_20_body"><text:span text:style-name="T10">The </text:span><text:span text:style-name="Source_20_Text"><text:span text:style-name="T10">clear </text:span></text:span><text:span text:style-name="T10">property specifies on which sides of an element floating elements are not allowed to float.</text:span></text:p>
      <text:p text:style-name="P32"><text:span text:style-name="T10">CSS clear property:</text:span></text:p>
      <text:p text:style-name="P32"><text:span text:style-name="T10">syntex:</text:span></text:p>
      <text:p text:style-name="P36"><text:span text:style-name="T10">&lt;style&gt;</text:span></text:p>
      <text:p text:style-name="P36"><text:span text:style-name="T10"><text:tab/>img {</text:span></text:p>
      <text:p text:style-name="P36"><text:span text:style-name="T10"><text:s text:c="3"/><text:tab/> float: left;</text:span></text:p>
      <text:p text:style-name="P36"><text:span text:style-name="T10"><text:tab/>}</text:span></text:p>
      <text:p text:style-name="P36"><text:span text:style-name="T10"/></text:p>
      <text:p text:style-name="P36"><text:span text:style-name="T10"><text:tab/>p.clear {</text:span></text:p>
      <text:p text:style-name="P36"><text:span text:style-name="T10"><text:s text:c="4"/><text:tab/><text:tab/>clear: both;</text:span></text:p>
      <text:p text:style-name="P36"><text:span text:style-name="T10"><text:tab/>}</text:span></text:p>
      <text:p text:style-name="P36"><text:span text:style-name="T10">&lt;/style&gt;</text:span></text:p>
      <text:p text:style-name="P32"><text:span text:style-name="T10">CSS clearfix:</text:span></text:p>
      <text:p text:style-name="P37"><text:span text:style-name="T10">In this example, the image is taller than the element containing it, and it is floated, so it overflows outside of its container.</text:span></text:p>
      <text:p text:style-name="P37"><text:span text:style-name="T10">Add a clearfix class with overflow: auto; to the containing element, to fix this problem.</text:span></text:p>
      <text:p text:style-name="P32"><text:span text:style-name="T10">syntex:</text:span></text:p>
      <text:p text:style-name="P36"><text:span text:style-name="T10">&lt;style&gt;</text:span></text:p>
      <text:p text:style-name="P36"><text:span text:style-name="T10">div {</text:span></text:p>
      <text:p text:style-name="P36"><text:soft-page-break/><text:span text:style-name="T10"><text:s text:c="4"/>border: 3px solid #4CAF50;</text:span></text:p>
      <text:p text:style-name="P36"><text:span text:style-name="T10"><text:s text:c="4"/>padding: 5px;</text:span></text:p>
      <text:p text:style-name="P36"><text:span text:style-name="T10">}</text:span></text:p>
      <text:p text:style-name="P36"><text:span text:style-name="T10"/></text:p>
      <text:p text:style-name="P36"><text:span text:style-name="T10">.img1 {</text:span></text:p>
      <text:p text:style-name="P36"><text:span text:style-name="T10"><text:s text:c="4"/>float: right;</text:span></text:p>
      <text:p text:style-name="P36"><text:span text:style-name="T10">}</text:span></text:p>
      <text:p text:style-name="P36"><text:span text:style-name="T10"/></text:p>
      <text:p text:style-name="P36"><text:span text:style-name="T10">.clearfix {</text:span></text:p>
      <text:p text:style-name="P36"><text:span text:style-name="T10"><text:s text:c="4"/>overflow: auto;</text:span></text:p>
      <text:p text:style-name="P36"><text:span text:style-name="T10">}</text:span></text:p>
      <text:p text:style-name="P36"><text:span text:style-name="T10"/></text:p>
      <text:p text:style-name="P36"><text:span text:style-name="T10">.img2 {</text:span></text:p>
      <text:p text:style-name="P36"><text:span text:style-name="T10"><text:s text:c="4"/>float: right;</text:span></text:p>
      <text:p text:style-name="P36"><text:span text:style-name="T10">}</text:span></text:p>
      <text:p text:style-name="P36"><text:span text:style-name="T10">&lt;/style&gt;</text:span></text:p>
      <text:p text:style-name="Text_20_body"/>
      <text:p text:style-name="P38"><text:span text:style-name="T18">CSS overflow method:</text:span></text:p>
      <text:p text:style-name="P38"><text:line-break/><text:span text:style-name="T10">The </text:span><text:span text:style-name="Source_20_Text"><text:span text:style-name="T10">overflow </text:span></text:span><text:span text:style-name="T10">property specifies what should happen if content overflows an element's box.</text:span></text:p>
      <text:p text:style-name="Text_20_body"><text:span text:style-name="T10">The </text:span><text:span text:style-name="Source_20_Text"><text:span text:style-name="T10">overflow </text:span></text:span><text:span text:style-name="T10">property only works for block elements with a specified height.</text:span></text:p>
      <text:p text:style-name="P33"><text:span text:style-name="T10">Values:</text:span></text:p>
      <text:p text:style-name="P33"><text:span text:style-name="T10">1.visible</text:span></text:p>
      <text:p text:style-name="P33"><text:span text:style-name="T10">2.hidden</text:span></text:p>
      <text:p text:style-name="P33"><text:span text:style-name="T10">3.scroll</text:span></text:p>
      <text:p text:style-name="P33"><text:span text:style-name="T10">4.auto</text:span></text:p>
      <text:p text:style-name="P33"><text:span text:style-name="T10">5.initial</text:span></text:p>
      <text:p text:style-name="P33"><text:span text:style-name="T10">6.inherit</text:span></text:p>
      <text:p text:style-name="P33"><text:span text:style-name="T10"/></text:p>
      <text:p text:style-name="P33"><text:span text:style-name="T10">Syntex:</text:span></text:p>
      <text:p text:style-name="P3"><text:bookmark text:name="styleDIV"/><text:soft-page-break/>div {</text:p>
      <text:p text:style-name="P3"><text:s text:c="4"/>overflow:<text:bookmark text:name="enlargecssprop"/>visible;</text:p>
      <text:p text:style-name="P3">}</text:p>
      <text:p text:style-name="P3"><text:bookmark text:name="styleDIV1"/>div {</text:p>
      <text:p text:style-name="P3">overflow:<text:bookmark text:name="enlargecssprop1"/>hidden;</text:p>
      <text:p text:style-name="P3">}</text:p>
      <text:p text:style-name="P3"><text:bookmark text:name="styleDIV2"/>div {</text:p>
      <text:p text:style-name="P3">overflow:<text:bookmark text:name="enlargecssprop2"/>scroll;</text:p>
      <text:p text:style-name="P3">}</text:p>
      <text:p text:style-name="P3"><text:bookmark text:name="styleDIV3"/>div {</text:p>
      <text:p text:style-name="P3">overflow:<text:bookmark text:name="enlargecssprop3"/>auto;</text:p>
      <text:p text:style-name="P3">}</text:p>
      <text:p text:style-name="P3"><text:bookmark text:name="styleDIV4"/>div {</text:p>
      <text:p text:style-name="P3">overflow:<text:bookmark text:name="enlargecssprop4"/>initial;</text:p>
      <text:p text:style-name="P3">}</text:p>
      <text:p text:style-name="P3"/>
      <text:p text:style-name="P3">3. Inheritance &amp; Specificity</text:p>
      <text:p text:style-name="P3"><text:s/>-Nested elements automatically inherit parent styles</text:p>
      <text:p text:style-name="P3"><text:s/>-Selectors can be nested to override parent properties</text:p>
      <text:p text:style-name="P3"><text:s/>-The priority of a selector (specificity): inline styles, # of ID selectors, # of class selectors, # of element selectors - Check on the order of priority.</text:p>
      <text:p text:style-name="P3"><text:s/>-Learn more about why using IDs sparingly will decrease complexity.</text:p>
      <text:p text:style-name="P10"/>
      <text:p text:style-name="P10">A.</text:p>
      <text:list xml:id="list5982003240460214868" text:style-name="L1">
        <text:list-item>
          <text:p text:style-name="P39"><text:span text:style-name="T10">specificity and inheritance are fundamental concepts that any person who wants to be good at CSS should understand.</text:span></text:p>
        </text:list-item>
        <text:list-item>
          <text:p text:style-name="P39"><text:span text:style-name="T10">They will help you create clean, maintainable and flexible style sheets.</text:span></text:p>
        </text:list-item>
        <text:list-item>
          <text:p text:style-name="P39"><text:span text:style-name="T25">The notion of a “</text:span><text:span text:style-name="Strong_20_Emphasis"><text:span text:style-name="T25">cascade</text:span></text:span><text:span text:style-name="T25">” is at the heart of CSS</text:span></text:p>
        </text:list-item>
      </text:list>
      <text:p text:style-name="P7">inheritance:</text:p>
      <text:p text:style-name="P40"><text:span text:style-name="T38">CSS </text:span><text:span text:style-name="T10">inheritance is automatically defined by the style of the property being used.</text:span></text:p>
      <text:p text:style-name="P40"><text:soft-page-break/><text:span text:style-name="T10"><text:s/>When you look up the style property background-color, you'll see a section titled "Inheritance".</text:span></text:p>
      <text:p text:style-name="P41"><text:span text:style-name="Strong_20_Emphasis"><text:span text:style-name="T19">Specificity:</text:span></text:span></text:p>
      <text:p text:style-name="Text_20_body"><text:span text:style-name="Strong_20_Emphasis"><text:span text:style-name="T25">If two CSS selectors apply to the same element, the one with higher specificity wins.</text:span></text:span></text:p>
      <text:p text:style-name="Text_20_body"><text:span text:style-name="Strong_20_Emphasis"><text:span text:style-name="T25">There are four distinct categories which define the specificity level of a given selector: inline styles, IDs, classes, attributes, and elements.</text:span></text:span></text:p>
      <text:p text:style-name="Text_20_body"><text:span text:style-name="Strong_20_Emphasis"><text:span text:style-name="T25"/></text:span></text:p>
      <text:p text:style-name="P40"><text:span text:style-name="T10">If you're like most web designers, you've ignored that section, but it does serve a purpose.</text:span></text:p>
      <text:p text:style-name="P9"><text:span text:style-name="T10">Nested elements automatically inherit parent styles:</text:span></text:p>
      <text:p text:style-name="P7">Ex:</text:p>
      <text:p text:style-name="P48"/>
      <text:p text:style-name="P3">&lt;h1&gt;This is a &lt;em&gt;Big&lt;/em&gt;<text:span text:style-name="T54">Company</text:span>&lt;/h1&gt;</text:p>
      <text:p text:style-name="P7">Explanation:</text:p>
      <text:p text:style-name="P18">The<text:span text:style-name="T48"> </text:span><text:span text:style-name="T49">em</text:span><text:span text:style-name="T48"> </text:span>element is a child of the <text:span text:style-name="T49">h</text:span><text:span text:style-name="T48">1</text:span> element, and any styles on the <text:span text:style-name="T49">h</text:span><text:span text:style-name="T48">1</text:span> that are inherited will be passed on to the <text:span text:style-name="T49">em</text:span> text as well. </text:p>
      <text:p text:style-name="P8">For example:</text:p>
      <text:p text:style-name="P21">h1 { </text:p>
      <text:p text:style-name="P21">font-size: 2em;</text:p>
      <text:p text:style-name="P22">background-color:yellow;</text:p>
      <text:p text:style-name="P21"><text:s/>}</text:p>
      <text:p text:style-name="P3">Since the font-size property is inherited, the text that says "Big".</text:p>
      <text:p text:style-name="P9">Selectors can be nested to override parent properties:</text:p>
      <text:p text:style-name="Text_20_body"><text:span text:style-name="Source_20_Text"><text:span text:style-name="T12">syntex:</text:span></text:span></text:p>
      <text:p text:style-name="Text_20_body"><text:span text:style-name="Source_20_Text"><text:span text:style-name="T10">If we have a &lt;p&gt; inside a &lt;div&gt; element, the &lt;div&gt; is the parent of the &lt;p&gt; and the &lt;p&gt; is the child of the &lt;div&gt;.</text:span></text:span></text:p>
      <text:p text:style-name="P47"><text:span text:style-name="Source_20_Text"><text:span text:style-name="T23">Ex:</text:span></text:span></text:p>
      <text:p text:style-name="Text_20_body"><text:span text:style-name="Source_20_Text"><text:span text:style-name="T10">&lt;div&gt;</text:span></text:span></text:p>
      <text:p text:style-name="Text_20_body"><text:span text:style-name="Source_20_Text"><text:span text:style-name="T10"><text:s text:c="2"/>&lt;p&gt;&lt;/p&gt;</text:span></text:span></text:p>
      <text:p text:style-name="Text_20_body"><text:span text:style-name="Source_20_Text"><text:span text:style-name="T10">&lt;/div&gt;</text:span></text:span></text:p>
      <text:p text:style-name="P47"><text:span text:style-name="Source_20_Text"><text:span text:style-name="T23"/></text:span></text:p>
      <text:p text:style-name="P48"><text:span text:style-name="Source_20_Text"/></text:p>
      <text:p text:style-name="P48"><text:soft-page-break/><text:span text:style-name="Source_20_Text"/></text:p>
      <text:p text:style-name="Text_20_body"><text:span text:style-name="Source_20_Text"><text:span text:style-name="T10"><text:tab/>&lt;div class="light"&gt;</text:span></text:span></text:p>
      <text:p text:style-name="Text_20_body"><text:span text:style-name="Source_20_Text"><text:span text:style-name="T10"><text:s text:c="2"/><text:tab/><text:tab/>&lt;p&gt;Light text&lt;/p&gt;</text:span></text:span></text:p>
      <text:p text:style-name="Text_20_body"><text:span text:style-name="Source_20_Text"><text:span text:style-name="T10"><text:s text:c="2"/><text:tab/><text:tab/>&lt;div class="dark"&gt;</text:span></text:span></text:p>
      <text:p text:style-name="Text_20_body"><text:span text:style-name="Source_20_Text"><text:span text:style-name="T10"><text:s text:c="4"/><text:tab/><text:tab/><text:tab/><text:tab/>&lt;p&gt;Dark text&lt;/p&gt;</text:span></text:span></text:p>
      <text:p text:style-name="Text_20_body"><text:span text:style-name="Source_20_Text"><text:span text:style-name="T10"><text:s text:c="4"/><text:tab/><text:tab/><text:tab/>&lt;div class="light"&gt;</text:span></text:span></text:p>
      <text:p text:style-name="Text_20_body"><text:span text:style-name="Source_20_Text"><text:span text:style-name="T10"><text:s text:c="6"/><text:tab/><text:tab/><text:tab/><text:tab/>&lt;p&gt;Light text&lt;/p&gt;</text:span></text:span></text:p>
      <text:p text:style-name="Text_20_body"><text:span text:style-name="Source_20_Text"><text:span text:style-name="T10"><text:s text:c="4"/><text:tab/><text:tab/><text:tab/>&lt;/div&gt;</text:span></text:span></text:p>
      <text:p text:style-name="Text_20_body"><text:span text:style-name="Source_20_Text"><text:span text:style-name="T10"><text:s text:c="2"/><text:tab/><text:tab/>&lt;/div&gt;</text:span></text:span></text:p>
      <text:p text:style-name="Text_20_body"><text:span text:style-name="Source_20_Text"><text:span text:style-name="T10"><text:tab/>&lt;/div&gt;</text:span></text:span></text:p>
      <text:p text:style-name="P3"/>
      <text:p text:style-name="P42"><text:span text:style-name="Source_20_Text"><text:span text:style-name="T55"><text:tab/>&lt;style&gt;</text:span></text:span></text:p>
      <text:p text:style-name="Text_20_body"><text:span text:style-name="Source_20_Text"><text:tab/><text:tab/></text:span><text:span text:style-name="Source_20_Text"><text:span text:style-name="T10">.dark &gt; p {</text:span></text:span></text:p>
      <text:p text:style-name="Text_20_body"><text:span text:style-name="Source_20_Text"><text:span text:style-name="T10"><text:s text:c="7"/><text:tab/><text:tab/> color:#000;</text:span></text:span></text:p>
      <text:p text:style-name="Text_20_body"><text:span text:style-name="Source_20_Text"><text:span text:style-name="T10"><text:tab/>}</text:span></text:span></text:p>
      <text:p text:style-name="Text_20_body"><text:span text:style-name="Source_20_Text"><text:span text:style-name="T10"><text:s text:c="24"/></text:span></text:span></text:p>
      <text:p text:style-name="Text_20_body"><text:span text:style-name="Source_20_Text"><text:span text:style-name="T10"><text:tab/>.light &gt; p {</text:span></text:span></text:p>
      <text:p text:style-name="Text_20_body"><text:span text:style-name="Source_20_Text"><text:span text:style-name="T10"><text:s text:c="8"/><text:tab/><text:tab/>color:#aaa;</text:span></text:span></text:p>
      <text:p text:style-name="Text_20_body"><text:span text:style-name="Source_20_Text"><text:span text:style-name="T10"><text:tab/>}</text:span></text:span></text:p>
      <text:p text:style-name="Text_20_body"><text:span text:style-name="Source_20_Text"><text:span text:style-name="T10"/></text:span></text:p>
      <text:p text:style-name="P19"><text:span text:style-name="Source_20_Text"><text:span text:style-name="T12">The priority of a selector (specificity): inline styles, # of ID selectors, # of class selectors, # of element selectors - Check on the order of priority.</text:span></text:span></text:p>
      <text:p text:style-name="P42"><text:span text:style-name="Source_20_Text"><text:span text:style-name="T32">Order of priority:</text:span></text:span></text:p>
      <text:p text:style-name="P42"><text:span text:style-name="Source_20_Text"><text:span text:style-name="T20">1.</text:span></text:span><text:span text:style-name="Source_20_Text"><text:span text:style-name="T10">Inline styles (Presence of style in document). An inline style lives within your XHTML document. It is attached directly to the element to be styled. </text:span></text:span></text:p>
      <text:p text:style-name="P42"><text:span text:style-name="Source_20_Text"><text:span text:style-name="T12">E.g. &lt;h1 style=“color: #fff;”&gt;</text:span></text:span></text:p>
      <text:p text:style-name="P42"><text:span text:style-name="Source_20_Text"><text:span text:style-name="T20">2.</text:span></text:span><text:span text:style-name="Source_20_Text"><text:span text:style-name="T10">IDs (# of ID selectors) ID is an identifier for your page elements, such as #div.</text:span></text:span></text:p>
      <text:p text:style-name="P42"><text:span text:style-name="Source_20_Text"><text:span text:style-name="T20">3.</text:span></text:span><text:span text:style-name="Source_20_Text"><text:span text:style-name="T10">Classes, attributes and pseudo-classes (# of class selectors). </text:span></text:span></text:p>
      <text:p text:style-name="P42"><text:span text:style-name="Source_20_Text"><text:span text:style-name="T10">This group includes .classes, [attributes] and pseudo-classes such as :hover, :focus etc.</text:span></text:span></text:p>
      <text:p text:style-name="P42"><text:span text:style-name="Source_20_Text"><text:span text:style-name="T20">4.</text:span></text:span><text:span text:style-name="Source_20_Text"><text:span text:style-name="T10">Elements and pseudo-elements (# of Element (type) selectors). </text:span></text:span></text:p>
      <text:p text:style-name="P42"><text:soft-page-break/><text:span text:style-name="Source_20_Text"><text:span text:style-name="T10">Including for instance :before and :after.</text:span></text:span></text:p>
      <text:p text:style-name="P43"><text:span text:style-name="Source_20_Text"><text:span text:style-name="T21">Specificity example:</text:span></text:span></text:p>
      <text:p text:style-name="P43"><text:span text:style-name="Source_20_Text"><text:span text:style-name="T21">Consider three code fragments:</text:span></text:span></text:p>
      <text:p text:style-name="Text_20_body"><text:span text:style-name="Source_20_Text"><text:span text:style-name="T10">A: h1</text:span></text:span></text:p>
      <text:p text:style-name="Text_20_body"><text:span text:style-name="Source_20_Text"><text:span text:style-name="T10">B: #content h1</text:span></text:span></text:p>
      <text:p text:style-name="Text_20_body"><text:span text:style-name="Source_20_Text"><text:span text:style-name="T10">C: &lt;div id="content"&gt;</text:span></text:span></text:p>
      <text:p text:style-name="Text_20_body"><text:span text:style-name="Source_20_Text"><text:span text:style-name="T10">&lt;h1 style="color: #fff"&gt;Headline&lt;/h1&gt;</text:span></text:span></text:p>
      <text:p text:style-name="Text_20_body"><text:span text:style-name="Source_20_Text"><text:span text:style-name="T10">&lt;/div&gt;</text:span></text:span></text:p>
      <text:p text:style-name="P45"><text:span text:style-name="Source_20_Text"><text:span text:style-name="T44"/></text:span></text:p>
      <text:p text:style-name="P45"><text:span text:style-name="Source_20_Text"><text:span text:style-name="T44">&lt;style&gt;</text:span></text:span></text:p>
      <text:p text:style-name="P45"><text:span text:style-name="Source_20_Text"><text:span text:style-name="T44"><text:tab/>div#a {background-color: green;}</text:span></text:span></text:p>
      <text:p text:style-name="P45"><text:span text:style-name="Source_20_Text"><text:span text:style-name="T44"><text:tab/>#a {background-color: yellow;}</text:span></text:span></text:p>
      <text:p text:style-name="P45"><text:span text:style-name="Source_20_Text"><text:span text:style-name="T44"><text:tab/>div[id=a] {background-color: blue;}</text:span></text:span></text:p>
      <text:p text:style-name="P45"><text:span text:style-name="Source_20_Text"><text:span text:style-name="T44">&lt;/style&gt;</text:span></text:span></text:p>
      <text:p text:style-name="P45"><text:span text:style-name="Source_20_Text"><text:span text:style-name="T44">&lt;body&gt;</text:span></text:span></text:p>
      <text:p text:style-name="P45"><text:span text:style-name="Source_20_Text"><text:span text:style-name="T44"><text:tab/>&lt;div id="a"&gt;Welcome&lt;/div&gt;</text:span></text:span></text:p>
      <text:p text:style-name="P45"><text:span text:style-name="Source_20_Text"><text:span text:style-name="T44">&lt;/body&gt;</text:span></text:span></text:p>
      <text:p text:style-name="P20"><text:span text:style-name="Source_20_Text"><text:span text:style-name="T21">Learn more about why using IDs sparingly will decrease complexity:</text:span></text:span></text:p>
      <text:p text:style-name="P44"><text:span text:style-name="Source_20_Text"><text:span text:style-name="T10">IDs shouldn't be used in selectors because these rules are too tightly coupled with the HTML and have no possibility of reuse. </text:span></text:span></text:p>
      <text:p text:style-name="P44"><text:span text:style-name="Source_20_Text"><text:span text:style-name="T10">It's much preferred to use classes in selectors and then apply a class to an element in the page. </text:span></text:span></text:p>
      <text:p text:style-name="P44"><text:span text:style-name="Source_20_Text"><text:span text:style-name="T10">Additionally, IDs impact your specificity and can lead to specificity wars.</text:span></text:span></text:p>
      <text:p text:style-name="P44"><text:span text:style-name="Source_20_Text"><text:span text:style-name="T10"/></text:span></text:p>
      <text:p text:style-name="Text_20_body"><text:span text:style-name="Source_20_Text"><text:span text:style-name="T10">4. Box Bindings</text:span></text:span></text:p>
      <text:p text:style-name="P3"><text:s/>- The Box Model (that outlines each DOM element)</text:p>
      <text:p text:style-name="P3">- Content area</text:p>
      <text:p text:style-name="P3">- Padding area</text:p>
      <text:p text:style-name="P3">- Border area</text:p>
      <text:p text:style-name="P3">- Margin area</text:p>
      <text:p text:style-name="P3"><text:s/>- Width</text:p>
      <text:p text:style-name="P3"><text:soft-page-break/><text:s/>Total calculated box width = content width + padding width + border width</text:p>
      <text:p text:style-name="P3"/>
      <text:p text:style-name="P11">A.</text:p>
      <text:p text:style-name="P11"><text:span text:style-name="Source_20_Text"><text:span text:style-name="T39">The Box Model (that outlines each DOM element):</text:span></text:span></text:p>
      <text:p text:style-name="P11"><text:span text:style-name="Source_20_Text"><text:span text:style-name="T40">All HTML elements can be considered as boxes</text:span></text:span></text:p>
      <text:p text:style-name="P11"><text:span text:style-name="Source_20_Text"><text:span text:style-name="T40">In CSS, the term "box model" is used when talking about design and layout.</text:span></text:span></text:p>
      <text:p text:style-name="P11"><text:span text:style-name="Source_20_Text"><text:span text:style-name="T40">It consists of: margins, borders, padding, and the actual content. </text:span></text:span></text:p>
      <text:p text:style-name="P12"><text:span text:style-name="Source_20_Text"><text:span text:style-name="T39">Content area:</text:span></text:span></text:p>
      <text:p text:style-name="P12"><text:span text:style-name="Source_20_Text"><text:span text:style-name="T40">The content of the box, where text and images appear.</text:span></text:span></text:p>
      <text:p text:style-name="P12"><text:span text:style-name="Source_20_Text"><text:span text:style-name="T39">Padding area:</text:span></text:span></text:p>
      <text:p text:style-name="P12"><text:span text:style-name="Source_20_Text"><text:span text:style-name="T40">Clears an area around the content. The padding is transparen</text:span></text:span><text:span text:style-name="Source_20_Text"><text:span text:style-name="T41">t.</text:span></text:span></text:p>
      <text:p text:style-name="P12"><text:span text:style-name="Source_20_Text"><text:span text:style-name="T42">Border area:</text:span></text:span></text:p>
      <text:p text:style-name="P12"><text:span text:style-name="Source_20_Text"><text:span text:style-name="T41">A border that goes around the padding and content.</text:span></text:span></text:p>
      <text:p text:style-name="P12"><text:span text:style-name="Source_20_Text"><text:span text:style-name="T42">Margin area:</text:span></text:span></text:p>
      <text:p text:style-name="P12"><text:span text:style-name="Source_20_Text"><text:span text:style-name="T41">Clears an area outside the border. The margin is transparent.</text:span></text:span></text:p>
      <text:p text:style-name="P12"><text:span text:style-name="Source_20_Text"><text:span text:style-name="T42">Width:</text:span></text:span></text:p>
      <text:p text:style-name="P12"><text:span text:style-name="Source_20_Text"><text:span text:style-name="T41">If you set an element's width to </text:span></text:span><text:span text:style-name="Source_20_Text"><text:span text:style-name="T43">100 pixels</text:span></text:span><text:span text:style-name="Source_20_Text"><text:span text:style-name="T41">, then the element's content box will be </text:span></text:span><text:span text:style-name="Source_20_Text"><text:span text:style-name="T43">100 pixels wide</text:span></text:span><text:span text:style-name="Source_20_Text"><text:span text:style-name="T41">, and the width of any border or padding will be added to the final rendered width. </text:span></text:span></text:p>
      <text:p text:style-name="P12"><text:span text:style-name="Source_20_Text"><text:span text:style-name="T41">border-box tells the browser to account for any border and padding in the values you specify for an element's width and height.</text:span></text:span></text:p>
      <text:p text:style-name="P12"><text:span text:style-name="Source_20_Text"><text:span text:style-name="T41">Total calculated box width = content width + padding width + border width.</text:span></text:span></text:p>
      <text:p text:style-name="P12"><text:span text:style-name="Source_20_Text"><text:span text:style-name="T41">Sample code:</text:span></text:span></text:p>
      <text:p text:style-name="Text_20_body"><text:span text:style-name="Source_20_Text"><text:span text:style-name="T10">div {<text:line-break/><text:tab/> width: 320px;<text:line-break/><text:tab/> padding: 10px;<text:line-break/><text:tab/> border: 5px solid </text:span></text:span><text:span text:style-name="Source_20_Text"><text:span text:style-name="T46">red</text:span></text:span><text:span text:style-name="Source_20_Text"><text:span text:style-name="T10">;<text:line-break/><text:tab/> margin: 0; <text:line-break/>}</text:span></text:span></text:p>
      <text:p text:style-name="P12"><text:span text:style-name="Source_20_Text"><text:span text:style-name="T42">Here is the calculation of box width:</text:span></text:span></text:p>
      <text:p text:style-name="P12"><text:span text:style-name="Source_20_Text"><text:span text:style-name="T41">320px (width)<text:line-break/>+ 20px (left + right padding)<text:line-break/>+ 10px (left + right border)<text:line-break/></text:span></text:span><text:soft-page-break/><text:span text:style-name="Source_20_Text"><text:span text:style-name="T41">+ 0px (left + right margin)<text:line-break/></text:span></text:span><text:span text:style-name="Source_20_Text"><text:span text:style-name="Strong_20_Emphasis"><text:span text:style-name="T53">= 350px </text:span></text:span></text:span></text:p>
      <text:p text:style-name="Text_20_body"><text:span text:style-name="Source_20_Text"><text:span text:style-name="T25"/></text:span></text:p>
      <text:p text:style-name="P46"><text:span text:style-name="Source_20_Text"><text:span text:style-name="T22">box sizing:</text:span></text:span></text:p>
      <text:p text:style-name="Text_20_body"><text:span text:style-name="Source_20_Text"><text:span text:style-name="T10">The CSS box-sizing property allows us to include the padding and border in an element's total width and height.</text:span></text:span></text:p>
      <text:p text:style-name="Text_20_body"><text:span text:style-name="Source_20_Text"><text:span text:style-name="T10">Without the CSS box-sizing Property.</text:span></text:span></text:p>
      <text:p text:style-name="P3">By default, the width and height of an element is calculated like this:</text:p>
      <text:p text:style-name="P3">width + padding + border = actual width of an element<text:line-break/>height + padding + border = actual height of an element</text:p>
      <text:p text:style-name="P13"><text:span text:style-name="T56">syntex</text:span>:</text:p>
      <text:p text:style-name="P23">&lt;style&gt; </text:p>
      <text:p text:style-name="P23"><text:tab/>.div1 {</text:p>
      <text:p text:style-name="P23"><text:s text:c="3"/><text:tab/><text:tab/> width: 300px;</text:p>
      <text:p text:style-name="P23"><text:s text:c="3"/><text:tab/><text:tab/> height: 100px;</text:p>
      <text:p text:style-name="P23"><text:s text:c="4"/><text:tab/><text:tab/>border: 1px solid blue;</text:p>
      <text:p text:style-name="P24"><text:tab/><text:tab/><text:span text:style-name="T56">box-sizing: border-box;</text:span></text:p>
      <text:p text:style-name="P23"><text:tab/>}</text:p>
      <text:p text:style-name="P23"/>
      <text:p text:style-name="P23"><text:tab/>.div2 {</text:p>
      <text:p text:style-name="P23"><text:s text:c="3"/><text:tab/><text:tab/> width: 300px;</text:p>
      <text:p text:style-name="P23"><text:s text:c="4"/><text:tab/><text:tab/>height: 100px; <text:s text:c="3"/></text:p>
      <text:p text:style-name="P23"><text:s text:c="4"/><text:tab/><text:tab/>padding: 50px;</text:p>
      <text:p text:style-name="P23"><text:s text:c="4"/><text:tab/><text:tab/>border: 1px solid red;</text:p>
      <text:p text:style-name="P24"><text:tab/><text:tab/><text:span text:style-name="T56">box-sizing: border-box;</text:span></text:p>
      <text:p text:style-name="P23"><text:tab/>}</text:p>
      <text:p text:style-name="P23">&lt;/style&gt;</text:p>
      <text:p text:style-name="P23">&lt;body&gt;</text:p>
      <text:p text:style-name="P23"/>
      <text:p text:style-name="P23"><text:tab/>&lt;div class="div1"&gt;<text:span text:style-name="T56">Welcome</text:span>&lt;/div&gt;</text:p>
      <text:p text:style-name="P23"><text:tab/>&lt;br&gt;</text:p>
      <text:p text:style-name="P23"><text:soft-page-break/><text:tab/>&lt;div class="div2"&gt;<text:span text:style-name="T56">Welcome</text:span>&lt;/div&gt;</text:p>
      <text:p text:style-name="P23"/>
      <text:p text:style-name="P23">&lt;/body&gt;</text:p>
      <text:p text:style-name="Text_20_body"><text:span text:style-name="Source_20_Text"><text:span text:style-name="T10"/></text:span></text:p>
      <text:p text:style-name="Text_20_body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Elena" svg:font-family="Elena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Verdana" svg:font-family="Verdana, sans-serif"/>
    <style:font-face style:name="consolas" svg:font-family="consolas, 'Courier new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0:13:33.566076250</meta:creation-date>
    <dc:date>2018-08-09T17:43:29.269670650</dc:date>
    <meta:editing-duration>PT40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4" meta:paragraph-count="341" meta:word-count="1472" meta:character-count="9556" meta:non-whitespace-character-count="7924"/>
  </office:meta>
</office:document-meta>
</file>